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cm"/>
    </style:style>
    <style:style style:name="co2" style:family="table-column">
      <style:table-column-properties fo:break-before="auto" style:column-width="7.541cm"/>
    </style:style>
    <style:style style:name="co3" style:family="table-column">
      <style:table-column-properties fo:break-before="auto" style:column-width="10.134cm"/>
    </style:style>
    <style:style style:name="co4" style:family="table-column">
      <style:table-column-properties fo:break-before="auto" style:column-width="2.328cm"/>
    </style:style>
    <style:style style:name="ro1" style:family="table-row">
      <style:table-row-properties style:row-height="0.499cm" fo:break-before="auto" style:use-optimal-row-height="true"/>
    </style:style>
    <style:style style:name="ro2" style:family="table-row">
      <style:table-row-properties style:row-height="6.054cm" fo:break-before="auto" style:use-optimal-row-height="false"/>
    </style:style>
    <style:style style:name="ro3" style:family="table-row">
      <style:table-row-properties style:row-height="3.096cm" fo:break-before="auto" style:use-optimal-row-height="false"/>
    </style:style>
    <style:style style:name="ro4" style:family="table-row">
      <style:table-row-properties style:row-height="11.086cm" fo:break-before="auto" style:use-optimal-row-height="false"/>
    </style:style>
    <style:style style:name="ro5" style:family="table-row">
      <style:table-row-properties style:row-height="7.594cm" fo:break-before="auto" style:use-optimal-row-height="false"/>
    </style:style>
    <style:style style:name="ro6" style:family="table-row">
      <style:table-row-properties style:row-height="14.102cm" fo:break-before="auto" style:use-optimal-row-height="false"/>
    </style:style>
    <style:style style:name="ro7" style:family="table-row">
      <style:table-row-properties style:row-height="11.536cm" fo:break-before="auto" style:use-optimal-row-height="false"/>
    </style:style>
    <style:style style:name="ro8" style:family="table-row">
      <style:table-row-properties style:row-height="10.793cm" fo:break-before="auto" style:use-optimal-row-height="true"/>
    </style:style>
    <style:style style:name="ro9" style:family="table-row">
      <style:table-row-properties style:row-height="5.87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5.422cm" fo:break-before="auto" style:use-optimal-row-height="true"/>
    </style:style>
    <style:style style:name="ro12" style:family="table-row">
      <style:table-row-properties style:row-height="0.496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fo:wrap-option="wrap" style:vertical-align="automatic"/>
    </style:style>
    <style:style style:name="ce3" style:family="table-cell" style:parent-style-name="Default" style:data-style-name="N100">
      <style:table-cell-properties fo:wrap-option="wrap" style:vertical-align="automatic"/>
    </style:style>
  </office:automatic-styles>
  <office:body>
    <office:spreadsheet>
      <table:calculation-settings table:automatic-find-labels="false" table:use-regular-expressions="false"/>
      <table:table table:name="Tabelle1" table:style-name="ta1">
        <table:table-column table:style-name="co1"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number-columns-repeated="1017" table:default-cell-style-name="ce1"/>
        <table:table-row table:style-name="ro1">
          <table:table-cell office:value-type="string">
            <text:p>tes id</text:p>
          </table:table-cell>
          <table:table-cell table:style-name="ce2" office:value-type="string">
            <text:p>beschreibung</text:p>
          </table:table-cell>
          <table:table-cell table:style-name="ce2" office:value-type="string">
            <text:p>Erwartung</text:p>
          </table:table-cell>
          <table:table-cell office:value-type="string">
            <text:p>req</text:p>
          </table:table-cell>
          <table:table-cell office:value-type="string">
            <text:p>usecase</text:p>
          </table:table-cell>
          <table:table-cell table:number-columns-repeated="1019"/>
        </table:table-row>
        <table:table-row table:style-name="ro2">
          <table:table-cell office:value-type="string">
            <text:p>TG00</text:p>
          </table:table-cell>
          <table:table-cell table:style-name="ce2" office:value-type="string">
            <text:p>Hardware-check</text:p>
          </table:table-cell>
          <table:table-cell table:style-name="ce2" office:value-type="string">
            <text:p>Es gibt 2 hintereinander gestellte, richtig angeschlossene</text:p>
            <text:p>und funktionsfähigeFörderbänder, die drauf zu legenden</text:p>
            <text:p>Gegenstände sind nurdie definierten Pucks.</text:p>
            <text:p>Beide Förderbänder besitzen jweils eine Ampelanlage.</text:p>
          </table:table-cell>
          <table:table-cell table:style-name="ce2" office:value-type="string">
            <text:p>FR-001</text:p>
            <text:p>FR-002</text:p>
            <text:p>FR-016</text:p>
            <text:p>FR-019.1</text:p>
            <text:p>FR-024.1</text:p>
            <text:p>FR-024.2</text:p>
            <text:p>FR-027</text:p>
            <text:p>FR-028</text:p>
            <text:p>FR-029.1</text:p>
            <text:p>FR-030.1</text:p>
            <text:p>FR-030.2</text:p>
          </table:table-cell>
          <table:table-cell office:value-type="string">
            <text:p>-</text:p>
          </table:table-cell>
          <table:table-cell table:number-columns-repeated="1019"/>
        </table:table-row>
        <table:table-row table:style-name="ro3">
          <table:table-cell office:value-type="string">
            <text:p>TG01</text:p>
          </table:table-cell>
          <table:table-cell table:style-name="ce2" office:value-type="string">
            <text:p>Es wird ein zu kleiner puck auf Band 1 gelegt</text:p>
          </table:table-cell>
          <table:table-cell table:style-name="ce2" office:value-type="string">
            <text:p>Puck fährt in während er in der Höhenmessung ist langsam,</text:p>
            <text:p>Wird auf B1 auf rutsche aussortiert</text:p>
          </table:table-cell>
          <table:table-cell table:style-name="ce2" office:value-type="string">
            <text:p>FR-004</text:p>
            <text:p>FR-006.1</text:p>
            <text:p>Fr-006.2</text:p>
            <text:p>FR-014</text:p>
            <text:p>FR-019.5</text:p>
            <text:p>NFR-006.1</text:p>
          </table:table-cell>
          <table:table-cell office:value-type="string">
            <text:p>UC2</text:p>
          </table:table-cell>
          <table:table-cell/>
          <table:table-cell table:style-name="ce2" office:value-type="string">
            <text:p><text:s/></text:p>
          </table:table-cell>
          <table:table-cell table:number-columns-repeated="1017"/>
        </table:table-row>
        <table:table-row table:style-name="ro4">
          <table:table-cell office:value-type="string">
            <text:p>TG02</text:p>
          </table:table-cell>
          <table:table-cell table:style-name="ce2" office:value-type="string">
            <text:p>Metall, nicht Metall, Metall werden mit dem</text:p>
            <text:p><text:s/>Festgelegten Abstand von mindestens</text:p>
            <text:p>5 cm auf B1 gelegt. Wenn ein Puck das Ende</text:p>
            <text:p>von B2 erreicht wird dieses sofort entfernt.</text:p>
          </table:table-cell>
          <table:table-cell table:style-name="ce3" office:value-type="string">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table:style-name="ce2" office:value-type="string">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text:p>UC1</text:p>
          </table:table-cell>
          <table:table-cell table:number-columns-repeated="1019"/>
        </table:table-row>
        <table:table-row table:style-name="ro5">
          <table:table-cell office:value-type="string">
            <text:p>TG03</text:p>
          </table:table-cell>
          <table:table-cell table:style-name="ce2" office:value-type="string">
            <text:p>Nicht Metall verkehrt herum auf B1. Ende B1 wird dieser gedreht und die Start-Taste betätigt</text:p>
          </table:table-cell>
          <table:table-cell table:style-name="ce2" office:value-type="string">
            <text:p>Der Puck fährt bis ans Ende von B1, hält an und B1-Ampel blinkt Orange.Erst nach betätigen der Start-Taste erlischt das orangene Blinken und der nicht metallische Puck fährt ans ende von B2.</text:p>
          </table:table-cell>
          <table:table-cell table:style-name="ce2" office: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text:p>UC3</text:p>
          </table:table-cell>
          <table:table-cell table:number-columns-repeated="1019"/>
        </table:table-row>
        <table:table-row table:style-name="ro6">
          <table:table-cell office:value-type="string">
            <text:p>TG04</text:p>
          </table:table-cell>
          <table:table-cell table:style-name="ce2" office:value-type="string">
            <text:p>Metall,nicht Metall verkehrt herum werden im 5cm Abstand auf B1 gelegt. Der Puck wird entnommen sobald der zweite Puck am Ende von B1 steht. Der verkehrt herum liegende wird nicht gedreht und die Start-Taste auf B1 betätigt.</text:p>
          </table:table-cell>
          <table:table-cell table:style-name="ce2" office:value-type="string">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table:style-name="ce2" office:value-type="string">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table:style-name="ce2" office:value-type="string">
            <text:p>UC3</text:p>
          </table:table-cell>
          <table:table-cell table:number-columns-repeated="1019"/>
        </table:table-row>
        <table:table-row table:style-name="ro7">
          <table:table-cell office:value-type="string">
            <text:p>TG05</text:p>
          </table:table-cell>
          <table:table-cell table:style-name="ce2" office:value-type="string">
            <text:p>Nicht Metall, Nicht Metall werden im festgelegten Abstand auf B1 gelegt. Die Pucks werden entnommen sobald die B2-Ampel Orange blinkt</text:p>
          </table:table-cell>
          <table:table-cell table:style-name="ce2" office:value-type="string">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table:style-name="ce2"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8">
          <table:table-cell office:value-type="string">
            <text:p>TG06</text:p>
          </table:table-cell>
          <table:table-cell table:style-name="ce2" office:value-type="string">
            <text:p>Metall, Metall werden im festgelegten Abstand auf B1 gelegt. Die Pucks werden entnommen sobald die B2-Ampel Orange blinkt</text:p>
          </table:table-cell>
          <table:table-cell table:style-name="ce2" office:value-type="string">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table:style-name="ce2"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9">
          <table:table-cell office:value-type="string">
            <text:p>TF01</text:p>
          </table:table-cell>
          <table:table-cell table:style-name="ce2" office:value-type="string">
            <text:p>Nicht Metall wird verkehrt herum auf B1 gelegt und wird nicht umgedreht und auch nicht die Start-Taste betätigt um den Betrieb fort zu setzen. Sobald das Band in den Fehlerbetrieb wechselt, wird es quittiert, Puck entfernt und Start-Taste betätigt</text:p>
          </table:table-cell>
          <table:table-cell table:style-name="ce2" office:value-type="string">
            <text:p>Der Puck fährt bis ans ende von B1, hält an und B1-Ampel blinkt Orange. Nach ca 15 sekunden wechselt die Ampel in ein rotes Blinken. Sobald es quittiert wurde, wechselt das Blinken in ein Dauerleuchten. Wenn dann auch der Puck entfernt wurde und die Start-Taste betätigt, geht das Band wieder in den Betriebsberreit-Zustand und die Ampel leuchtet Grün.</text:p>
          </table:table-cell>
          <table:table-cell table:style-name="ce2" office:value-type="string">
            <text:p>FR-004</text:p>
            <text:p>FR-007.1</text:p>
            <text:p>FR-007.2</text:p>
            <text:p>FR-007.3</text:p>
            <text:p>FR-007.4</text:p>
            <text:p>FR-007.6</text:p>
            <text:p>FR-013</text:p>
            <text:p>FR-014</text:p>
            <text:p>FR-017</text:p>
            <text:p>FR-018.1</text:p>
            <text:p>FR-019.2</text:p>
            <text:p>FR-019.3</text:p>
            <text:p>FR-029.2</text:p>
          </table:table-cell>
          <table:table-cell table:style-name="ce2" office:value-type="string">
            <text:p>UC3</text:p>
          </table:table-cell>
          <table:table-cell table:number-columns-repeated="1019"/>
        </table:table-row>
        <table:table-row table:style-name="ro10">
          <table:table-cell office:value-type="string">
            <text:p>TF02</text:p>
          </table:table-cell>
          <table:table-cell table:style-name="ce2" office:value-type="string">
            <text:p>Nicht Metall wird auf B1 gelegt aber berreits vor der Höhenmessung von dem Band entfernt</text:p>
          </table:table-cell>
          <table:table-cell table:style-name="ce2" office:value-type="string">
            <text:p>Das Band hält an und die B1-Ampel blinkt Rot.</text:p>
          </table:table-cell>
          <table:table-cell table:style-name="ce2"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0">
          <table:table-cell office:value-type="string">
            <text:p>TF03</text:p>
          </table:table-cell>
          <table:table-cell table:style-name="ce2" office:value-type="string">
            <text:p>Metall, Nicht Metall werden auf B1 gelegt aber zwischen der Höhenmessung <text:s/>der Weiche wird der Metallpuck von dem Band entfernt</text:p>
          </table:table-cell>
          <table:table-cell table:style-name="ce2" office:value-type="string">
            <text:p>Das Band hält an und die B1-Ampel blinkt Rot.</text:p>
          </table:table-cell>
          <table:table-cell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0">
          <table:table-cell office:value-type="string">
            <text:p>TF04</text:p>
          </table:table-cell>
          <table:table-cell table:style-name="ce2" office:value-type="string">
            <text:p>Nicht Metall, Metall, Nicht Metall werden auf B1 gelegt aber nach der Weiche wird der Metallpuck von dem Band entfernt. Der Aufgetretene Fehler wird quitiert und die Bänder neu gestartet. Dannach wird ein Metall auf B1 gelegt.</text:p>
          </table:table-cell>
          <table:table-cell table:style-name="ce2" office:value-type="string">
            <text:p>Das Band hält an und die B1-Ampel blinkt Rot. Nach dem Quittieren und Starten leutet die Ampel wieder Grün und das Band ist Betriebsberreit. Der neue Metall-Puck wird wieder befördert.</text:p>
          </table:table-cell>
          <table:table-cell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1">
          <table:table-cell office:value-type="string">
            <text:p>TF05</text:p>
          </table:table-cell>
          <table:table-cell table:style-name="ce2" office:value-type="string">
            <text:p>Manuell werden 3 zu kleine Pucks in die Rutsche von B1 gelegt. Dannach wird ein zu kleiner Puck an den Anfang von B1 gelegt. Nach Auftreten des Fehlers wird ein Puck aus der Rutsche genommen.</text:p>
          </table:table-cell>
          <table:table-cell table:style-name="ce2" office:value-type="string">
            <text:p>Der zu kleine Puck wird auf B1 aussortiert. Es wird erkannt das die Rutsche voll ist. Das B1 geht in Fehlerfall, die Ampel blinkt schell Rot. Wenn der Puck entfernt wurde wechselt das schnelle Blinken in ein langsames.</text:p>
          </table:table-cell>
          <table:table-cell office:value-type="string">
            <text:p>FR-004</text:p>
            <text:p>FR-006.1</text:p>
            <text:p>FR-006.2</text:p>
            <text:p>FR-011</text:p>
            <text:p>FR-016</text:p>
            <text:p>FR-017</text:p>
            <text:p>FR-019.1</text:p>
            <text:p>FR-019.2</text:p>
            <text:p>FR-019.3</text:p>
            <text:p>FR-019.4</text:p>
            <text:p>FR-019.5</text:p>
            <text:p>FR-023</text:p>
          </table:table-cell>
          <table:table-cell table:number-columns-repeated="1020"/>
        </table:table-row>
        <table:table-row table:style-name="ro12">
          <table:table-cell office:value-type="string">
            <text:p>TF06</text:p>
          </table:table-cell>
          <table:table-cell table:style-name="ce2" table:number-columns-repeated="2"/>
          <table:table-cell table:number-columns-repeated="1021"/>
        </table:table-row>
        <table:table-row table:style-name="ro12" table:number-rows-repeated="11">
          <table:table-cell/>
          <table:table-cell table:style-name="ce2" table:number-columns-repeated="2"/>
          <table:table-cell table:number-columns-repeated="1021"/>
        </table:table-row>
        <table:table-row table:style-name="ro12" table:number-rows-repeated="1048550">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11.12.2014</text:date>, <text:time>19:39:01</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Kate Zilla</meta:initial-creator>
    <dc:creator>Anne-Lena Kowalka</dc:creator>
    <meta:creation-date>2014-12-09T13:55:48Z</meta:creation-date>
    <dc:date>2014-12-11T19:39:01.23</dc:date>
    <meta:editing-cycles>5</meta:editing-cycles>
    <meta:editing-duration>PT29M44S</meta:editing-duration>
    <meta:document-statistic meta:table-count="1" meta:cell-count="61" meta:object-count="0"/>
  </office:meta>
</office:document-meta>
</file>